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Text_20_body">
      <style:paragraph-properties fo:background-color="#ffffcc" fo:padding="0in" fo:border-left="none" fo:border-right="none" fo:border-top="0.26pt solid #000001" fo:border-bottom="0.26pt solid #000001">
        <style:background-image/>
      </style:paragraph-properties>
    </style:style>
    <style:style style:name="P2" style:family="paragraph" style:parent-style-name="Text_20_body">
      <style:paragraph-properties fo:margin-top="0in" fo:margin-bottom="0.0835in" style:contextual-spacing="false"/>
    </style:style>
    <style:style style:name="P3" style:family="paragraph" style:parent-style-name="Standard">
      <style:paragraph-properties fo:margin-left="0in" fo:margin-right="0in" fo:margin-top="0in" fo:margin-bottom="0.139in" style:contextual-spacing="false" fo:line-height="115%" fo:text-align="start" style:justify-single-word="false" fo:text-indent="0in" style:auto-text-indent="false"/>
    </style:style>
    <style:style style:name="P4" style:family="paragraph" style:parent-style-name="Standard" style:list-style-name="WWNum1">
      <style:paragraph-properties fo:margin-left="0.5in" fo:margin-right="0in" fo:margin-top="0in" fo:margin-bottom="0.139in" style:contextual-spacing="false" fo:line-height="115%" fo:text-align="start" style:justify-single-word="false" fo:text-indent="0.25in" style:auto-text-indent="false"/>
    </style:style>
    <style:style style:name="P5" style:family="paragraph" style:parent-style-name="Heading_20_1">
      <style:paragraph-properties fo:margin-left="0in" fo:margin-right="0in" fo:margin-top="0in" fo:margin-bottom="0.139in" style:contextual-spacing="false" fo:line-height="115%" fo:text-indent="0in" style:auto-text-indent="false"/>
    </style:style>
    <style:style style:name="P6" style:family="paragraph" style:parent-style-name="Heading_20_1" style:master-page-name="Standard">
      <style:paragraph-properties fo:margin-left="0in" fo:margin-right="0in" fo:margin-top="0in" fo:margin-bottom="0.139in" style:contextual-spacing="false" fo:line-height="115%" fo:text-indent="0in" style:auto-text-indent="false" style:page-number="auto"/>
    </style:style>
    <style:style style:name="P7" style:family="paragraph" style:parent-style-name="Code">
      <style:paragraph-properties fo:background-color="#ccffff">
        <style:background-image/>
      </style:paragraph-properties>
    </style:style>
    <style:style style:name="P8" style:family="paragraph" style:parent-style-name="Code">
      <style:paragraph-properties fo:padding="0in" fo:border-left="none" fo:border-right="none" fo:border-top="0.26pt solid #000001" fo:border-bottom="0.26pt solid #000001"/>
    </style:style>
    <style:style style:name="P9" style:family="paragraph" style:parent-style-name="Code">
      <style:paragraph-properties fo:background-color="#ffff99" fo:padding="0in" fo:border-left="none" fo:border-right="none" fo:border-top="0.26pt solid #000001" fo:border-bottom="0.26pt solid #000001">
        <style:background-image/>
      </style:paragraph-properties>
    </style:style>
    <style:style style:name="T1" style:family="text">
      <style:text-properties fo:color="#1f497d" style:font-name="Arial1" fo:font-size="12pt" style:font-name-asian="Arial3" style:font-size-asian="12pt" style:font-name-complex="Arial3"/>
    </style:style>
    <style:style style:name="T2" style:family="text">
      <style:text-properties style:font-name="Arial1" fo:font-size="14pt" style:font-name-asian="Arial3" style:font-size-asian="14pt" style:font-name-complex="Arial3"/>
    </style:style>
    <style:style style:name="T3" style:family="text">
      <style:text-properties fo:color="#0000ff"/>
    </style:style>
    <style:style style:name="T4" style:family="text">
      <style:text-properties fo:color="#0000ff" fo:font-weight="bold" style:font-weight-asian="bold" style:font-weight-complex="bold"/>
    </style:style>
    <style:style style:name="T5" style:family="text">
      <style:text-properties fo:color="#0000ff" fo:font-weight="normal" style:font-weight-asian="normal" style:font-weight-complex="normal"/>
    </style:style>
    <style:style style:name="T6" style:family="text">
      <style:text-properties fo:color="#0000ff" fo:font-size="10pt" style:font-size-asian="10pt" style:font-size-complex="10pt"/>
    </style:style>
    <style:style style:name="T7" style:family="text">
      <style:text-properties fo:color="#0000ff" fo:background-color="#ffffff"/>
    </style:style>
    <style:style style:name="T8" style:family="text">
      <style:text-properties fo:color="#944794" fo:font-size="10pt" style:font-size-asian="10pt" style:font-size-complex="10pt"/>
    </style:style>
    <style:style style:name="T9" style:family="text">
      <style:text-properties fo:color="#ff0000"/>
    </style:style>
    <style:style style:name="T10" style:family="text">
      <style:text-properties fo:color="#ff0000" fo:font-size="10pt" fo:background-color="#23ff23" style:font-size-asian="10pt" style:font-size-complex="10pt"/>
    </style:style>
    <style:style style:name="T11" style:family="text">
      <style:text-properties fo:color="#ff0000" fo:font-size="10pt" style:font-size-asian="10pt" style:font-size-complex="10pt"/>
    </style:style>
    <style:style style:name="T12" style:family="text">
      <style:text-properties fo:color="#b84700" fo:font-weight="normal" style:font-weight-asian="normal" style:font-weight-complex="normal"/>
    </style:style>
    <style:style style:name="T13" style:family="text">
      <style:text-properties fo:color="#b84700" fo:font-size="8pt" fo:font-weight="normal" style:font-size-asian="8pt" style:font-weight-asian="normal" style:font-size-complex="8pt" style:font-weight-complex="normal" style:text-scale="80%"/>
    </style:style>
    <style:style style:name="T14" style:family="text">
      <style:text-properties fo:color="#355e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ease see the notes and update flow diagram below.</text:p>
      <text:p text:style-name="P3"><text:span text:style-name="T1"><text:s/></text:span></text:p>
      <text:p text:style-name="P3"><text:span text:style-name="T1">Client (Sanjeev)</text:span></text:p>
      <text:p text:style-name="P3"><text:span text:style-name="T2">1. <text:s text:c="2"/></text:span><text:span text:style-name="T1">classes to access Comcast API</text:span></text:p>
      <text:p text:style-name="P3"><text:span text:style-name="T2">1. <text:s text:c="2"/></text:span><text:span text:style-name="T1">Browse show</text:span></text:p>
      <text:p text:style-name="P3"><text:span text:style-name="T2">2. <text:s text:c="2"/></text:span><text:span text:style-name="T1">Search show</text:span></text:p>
      <text:p text:style-name="P3"><text:span text:style-name="T2">2. <text:s text:c="2"/></text:span><text:span text:style-name="T1">classes to access server API</text:span></text:p>
      <text:p text:style-name="P3"><text:span text:style-name="T2">3. <text:s text:c="2"/></text:span><text:span text:style-name="T1">UI</text:span></text:p>
      <text:p text:style-name="P3"><text:span text:style-name="T2">4. <text:s text:c="2"/></text:span><text:span text:style-name="T1">intercept the invite SMS, accept/deny invite </text:span></text:p>
      <text:p text:style-name="P3"><text:span text:style-name="T2">5. <text:s text:c="2"/></text:span><text:span text:style-name="T1">intent to go to group conversation</text:span></text:p>
      <text:p text:style-name="P3"><text:span text:style-name="T2">6. <text:s text:c="2"/></text:span><text:span text:style-name="T1">reminder and alarm</text:span></text:p>
      <text:p text:style-name="P3"><text:span text:style-name="T2">7. <text:s text:c="2"/></text:span><text:span text:style-name="T1">send a fling and play a fling</text:span></text:p>
      <text:p text:style-name="P3"><text:span text:style-name="T2">8. <text:s text:c="2"/></text:span><text:span text:style-name="T1">play the fling to Aruba (Aruba SDK)</text:span></text:p>
      <text:p text:style-name="P3"><text:span text:style-name="T2">9. <text:s text:c="2"/></text:span><text:span text:style-name="T1">Manage list of events???</text:span></text:p>
      <text:p text:style-name="P3"><text:span text:style-name="T1">Server</text:span></text:p>
      <text:p text:style-name="P3"><text:span text:style-name="T2">1. <text:s text:c="2"/></text:span><text:span text:style-name="T1">DB, data structure and data access setup (Dongliang)</text:span></text:p>
      <text:p text:style-name="P3"><text:span text:style-name="T2">2. <text:s text:c="2"/></text:span><text:span text:style-name="T1">API for client (Fred)</text:span></text:p>
      <text:p text:style-name="P3"><text:span text:style-name="T2">1. <text:s text:c="2"/></text:span><text:span text:style-name="T1">create watch group event</text:span></text:p>
      <text:p text:style-name="P3"><text:span text:style-name="T2">2. <text:s text:c="2"/></text:span><text:span text:style-name="T1">list events??</text:span></text:p>
      <text:p text:style-name="P3"><text:span text:style-name="T2">3. <text:s text:c="2"/></text:span><text:span text:style-name="T1">edit event??</text:span></text:p>
      <text:p text:style-name="P3"><text:span text:style-name="T2">4. <text:s text:c="2"/></text:span><text:span text:style-name="T1">delete event??</text:span></text:p>
      <text:p text:style-name="P3"><text:span text:style-name="T2">5. <text:s text:c="2"/></text:span><text:span text:style-name="T1">accept invite</text:span></text:p>
      <text:p text:style-name="P3"><text:span text:style-name="T2">6. <text:s text:c="2"/></text:span><text:span text:style-name="T1">deny invite</text:span></text:p>
      <text:p text:style-name="P3"><text:soft-page-break/><text:span text:style-name="T2">7. <text:s text:c="2"/></text:span><text:span text:style-name="T1">upload a fling video</text:span></text:p>
      <text:p text:style-name="P3"><text:span text:style-name="T2">8. <text:s text:c="2"/></text:span><text:span text:style-name="T1">download a fling video</text:span></text:p>
      <text:p text:style-name="P3"><text:span text:style-name="T2">3. <text:s text:c="2"/></text:span><text:span text:style-name="T1">classes to access VZW/comcast API (Fred)</text:span></text:p>
      <text:p text:style-name="P3"><text:span text:style-name="T1">1. <text:s text:c="6"/>send SMS message as invite</text:span></text:p>
      <text:p text:style-name="P3"><text:span text:style-name="T2">2. <text:s text:c="2"/></text:span><text:span text:style-name="T1">tune to a channel at certain time</text:span></text:p>
      <text:p text:style-name="P3"><text:span text:style-name="T2">3. <text:s text:c="2"/></text:span><text:span text:style-name="T1">check who change channel</text:span></text:p>
      <text:p text:style-name="P3"><text:span text:style-name="T2">4. <text:s text:c="2"/></text:span><text:span text:style-name="T1">monitor changing channel and send MMS (Dongliang)</text:span></text:p>
      <text:p text:style-name="P3"><text:span text:style-name="T1">Presentation (Jeff)</text:span></text:p>
      <text:p text:style-name="P3"/>
      <text:p text:style-name="P5"><text:bookmark text:name="h.2yekwwey4sm2"/>Design</text:p>
      <text:p text:style-name="P3"><text:span text:style-name="T1">Objects</text:span></text:p>
      <text:p text:style-name="P3"><text:span text:style-name="T1">Event - channels, etc</text:span></text:p>
      <text:p text:style-name="P3"><text:span text:style-name="T1">Group - invitee</text:span></text:p>
      <text:p text:style-name="P3"><text:span text:style-name="T1">Fling - name, file location, id</text:span></text:p>
      <text:p text:style-name="P3"/>
      <text:p text:style-name="P3"/>
      <text:p text:style-name="P3"><text:span text:style-name="T1">End points:</text:span></text:p>
      <text:list xml:id="list6414019645935250797" text:style-name="WWNum1">
        <text:list-item>
          <text:p text:style-name="P4"><text:span text:style-name="T1">Create event (client <text:s/>-&gt; server)</text:span></text:p>
        </text:list-item>
        <text:list-item>
          <text:p text:style-name="P4"><text:span text:style-name="T1">handle invite (server)</text:span></text:p>
        </text:list-item>
        <text:list-item>
          <text:p text:style-name="P4"><text:span text:style-name="T1">delete event (client -&gt; server)</text:span></text:p>
        </text:list-item>
        <text:list-item>
          <text:p text:style-name="P4"><text:span text:style-name="T1">add to group (client -&gt; server)</text:span></text:p>
        </text:list-item>
        <text:list-item>
          <text:p text:style-name="P4"><text:span text:style-name="T1">list events (client)</text:span></text:p>
        </text:list-item>
      </text:list>
      <text:p text:style-name="P3"/>
      <text:p text:style-name="P3"><text:span text:style-name="T1">REST</text:span></text:p>
      <text:p text:style-name="P3"><text:soft-page-break/><text:span text:style-name="T1">Events</text:span></text:p>
      <text:p text:style-name="P3"><text:span text:style-name="T1">Groups</text:span></text:p>
      <text:p text:style-name="P3"><text:span text:style-name="T1">Fling</text:span></text:p>
      <text:p text:style-name="P3"/>
      <text:p text:style-name="P3"/>
      <text:p text:style-name="P3"/>
      <text:p text:style-name="P3"/>
      <text:p text:style-name="Heading_20_1">Database</text:p>
      <text:p text:style-name="Heading_20_2">Derby DB (10.10.1.1)</text:p>
      <text:p text:style-name="Code"><text:span text:style-name="T4">Download</text:span><text:span text:style-name="T3">:</text:span></text:p>
      <text:p text:style-name="Code"><text:a xlink:type="simple" xlink:href="http://mirrors.gigenet.com/apache//db/derby/db-derby-10.10.1.1/db-derby-10.10.1.1-bin.tar.gz"><text:span text:style-name="Internet_20_link"><text:span text:style-name="T3">http://mirrors.gigenet.com/apache/db/derby/db-derby-10.10.1.1/db-derby-10.10.1.1-bin.tar.gz</text:span></text:span></text:a><text:span text:style-name="T3"> </text:span></text:p>
      <text:p text:style-name="Code"/>
      <text:p text:style-name="Code"><text:span text:style-name="T4">Install:</text:span><text:span text:style-name="T3"> Untar to $INSTALL_DIR </text:span></text:p>
      <text:p text:style-name="Code"><text:span text:style-name="T3">(e.g. /Applications/db-derby-10.10.1.1-bin) </text:span></text:p>
      <text:p text:style-name="Code"/>
      <text:p text:style-name="Code"><text:span text:style-name="T4">Modify $HOME/.bash_profile by adding path:</text:span></text:p>
      <text:p text:style-name="Code"><text:span text:style-name="T5">PATH=${PATH}:/Applications/db-derby-10.10.1.1-bin/bin</text:span></text:p>
      <text:p text:style-name="Code"/>
      <text:p text:style-name="Code"><text:span text:style-name="T4">Create Database Directory:</text:span><text:span text:style-name="T3"> $DB_DIR</text:span></text:p>
      <text:p text:style-name="Code"><text:span text:style-name="T3">(e.g. mkdir -p $HOME/hackathon/db)</text:span></text:p>
      <text:p text:style-name="Code"/>
      <text:p text:style-name="Code"><text:span text:style-name="T4">Create startup script (in your PATH):</text:span><text:span text:style-name="T3"> startdb</text:span></text:p>
      <text:p text:style-name="P7"><text:span text:style-name="T8"># default port is 1527, use -p &lt;port&gt; to change</text:span></text:p>
      <text:p text:style-name="P7"><text:span text:style-name="T8">DERBY_OPTS="-Dderby.system.home=</text:span><text:span text:style-name="T10">$HOME/hackathon/db</text:span><text:span text:style-name="T8">"</text:span></text:p>
      <text:p text:style-name="P7"><text:span text:style-name="T8">export DERBY_OPTS</text:span></text:p>
      <text:p text:style-name="P7"><text:span text:style-name="T8">nohup ./startNetworkServer -h 0.0.0.0 &gt; /dev/null &amp; 2&gt;&amp;1</text:span></text:p>
      <text:p text:style-name="Code"><text:span text:style-name="T9"><text:s/></text:span></text:p>
      <text:p text:style-name="Code"><text:span text:style-name="T4">Create stop script (in your PATH):</text:span><text:span text:style-name="T3"> stopdb</text:span></text:p>
      <text:p text:style-name="P7"><text:span text:style-name="T8">./stopNetworkServer</text:span></text:p>
      <text:p text:style-name="Code"/>
      <text:p text:style-name="Code"><text:span text:style-name="T4">Start the database</text:span></text:p>
      <text:p text:style-name="Code"><text:span text:style-name="T11">startdb</text:span></text:p>
      <text:p text:style-name="Code"/>
      <text:p text:style-name="Code"><text:span text:style-name="T4">Use “ij” tool (like sqlplus, in $INSTALL_DIR/bin)</text:span></text:p>
      <text:p text:style-name="Code"><text:a xlink:type="simple" xlink:href="http://db.apache.org/derby/papers/DerbyTut/ij_intro.html"><text:span text:style-name="Internet_20_link"><text:span text:style-name="T5">http://db.apache.org/derby/papers/DerbyTut/ij_intro.html</text:span></text:span></text:a><text:span text:style-name="T5"> </text:span></text:p>
      <text:p text:style-name="Code"/>
      <text:p text:style-name="Code"><text:span text:style-name="T4">Create database “madhack”, schema “madhack”</text:span></text:p>
      <text:p text:style-name="Code"><text:span text:style-name="T4">username: madhack</text:span></text:p>
      <text:p text:style-name="Code"><text:soft-page-break/><text:span text:style-name="T4">password: madhack</text:span></text:p>
      <text:p text:style-name="Code"><text:span text:style-name="T12">ij</text:span></text:p>
      <text:p text:style-name="Code"><text:span text:style-name="T12">ij&gt; </text:span><text:span text:style-name="T13">connect 'jdbc:derby://localhost:1527/madhack;databaseName=madhack;user=madhack;password=madhack;create=true';</text:span></text:p>
      <text:p text:style-name="Code"><text:span text:style-name="T4">ij&gt; create schema madhack</text:span></text:p>
      <text:p text:style-name="Code"/>
      <text:p text:style-name="Code"/>
      <text:p text:style-name="Code"/>
      <text:p text:style-name="Code">Database Name: madhack</text:p>
      <text:p text:style-name="Code">username: madhack</text:p>
      <text:p text:style-name="Code">password: madhack</text:p>
      <text:p text:style-name="Code"/>
      <text:p text:style-name="Code">Connection URL: <text:span text:style-name="T9">jdbc:derby://localhost:1527/madhack;databaseName=madhack;user=madhack;password=madhack</text:span></text:p>
      <text:p text:style-name="Code"/>
      <text:p text:style-name="Code"><text:span text:style-name="T4">Reference:</text:span><text:span text:style-name="T3"> </text:span></text:p>
      <text:p text:style-name="Code"><text:a xlink:type="simple" xlink:href="https://builds.apache.org/job/Derby-docs/lastSuccessfulBuild/artifact/trunk/out/ref/index.html"><text:span text:style-name="Internet_20_link"><text:span text:style-name="T6">https://builds.apache.org/job/Derby-docs/lastSuccessfulBuild/artifact/trunk/out/ref/index.html</text:span></text:span></text:a><text:span text:style-name="T3"> </text:span></text:p>
      <text:p text:style-name="Code"/>
      <text:p text:style-name="Code"/>
      <text:p text:style-name="Code"/>
      <text:p text:style-name="Heading_20_2">Table GROUP_EVENT</text:p>
      <text:p text:style-name="Text_20_body">Columns may be added if more information is needed</text:p>
      <text:p text:style-name="P8"><text:bookmark text:name="__DdeLink__1834_193484858"/>CREATE SEQUENCE GROUP_EVENT_PK_SEQ START WITH 1 MAXVALUE 100000000;</text:p>
      <text:p text:style-name="P8"/>
      <text:p text:style-name="P8">CREATE TABLE GROUP_EVENT (</text:p>
      <text:p text:style-name="P8"><text:tab/>GROUP_EVENT_ID INTEGER PRIMARY KEY NOT NULL,</text:p>
      <text:p text:style-name="P8"><text:tab/>SHOW_ID VARCHAR(128) NOT NULL,</text:p>
      <text:p text:style-name="P8"><text:tab/>CHANNEL_ID VARCHAR(128) NOT NULL,</text:p>
      <text:p text:style-name="P8"><text:tab/>SHOW_TIME TIMESTAMP NOT NULL,</text:p>
      <text:p text:style-name="P8"><text:tab/>MASTER_MDN VARCHAR(128) NOT NULL,</text:p>
      <text:p text:style-name="P8"><text:tab/>CREATE_TIME TIMESTAMP DEFAULT CURRENT TIMESTAMP NOT NULL</text:p>
      <text:p text:style-name="P8">);</text:p>
      <text:p text:style-name="P8"/>
      <text:p text:style-name="P8">CREATE INDEX IDX1_GROUP_EVENT ON GROUP_EVENT(SHOW_ID);</text:p>
      <text:p text:style-name="P8"/>
      <text:p text:style-name="P8">CREATE INDEX IDX2_GROUP_EVENT ON GROUP_EVENT(CHANNEL_ID);</text:p>
      <text:p text:style-name="P8"/>
      <text:p text:style-name="P8">CREATE INDEX IDX3_GROUP_EVENT ON GROUP_EVENT(SHOW_TIME);</text:p>
      <text:p text:style-name="P8"/>
      <text:p text:style-name="P8">CREATE IDNEX IDX4_GROUP_EVENT ON GROUP_EVENT(MASTER_MDN);</text:p>
      <text:p text:style-name="Code"><text:bookmark text:name="__DdeLink__1834_1934848581"/></text:p>
      <text:p text:style-name="P8"/>
      <text:p text:style-name="P8"/>
      <text:p text:style-name="P8"><text:soft-page-break/>-------------------------------------------</text:p>
      <text:p text:style-name="P9"><text:span text:style-name="T14">INSERT INTO GROUP_EVENT (</text:span></text:p>
      <text:p text:style-name="P9"><text:span text:style-name="T14"><text:tab/>GROUP_EVENT_ID, </text:span></text:p>
      <text:p text:style-name="P9"><text:span text:style-name="T14"><text:tab/>SHOW_ID,</text:span></text:p>
      <text:p text:style-name="P9"><text:span text:style-name="T14"><text:tab/>CHANNEL_ID,</text:span></text:p>
      <text:p text:style-name="P9"><text:span text:style-name="T14"><text:tab/>SHOW_TIME,</text:span></text:p>
      <text:p text:style-name="P9"><text:span text:style-name="T14"><text:tab/>MASTER_MDN</text:span></text:p>
      <text:p text:style-name="P9"><text:span text:style-name="T14">) VALUES (</text:span></text:p>
      <text:p text:style-name="P9"><text:span text:style-name="T14"><text:tab/>NEXT VALUE FOR GROUP_EVENT_PK_SEQ,</text:span></text:p>
      <text:p text:style-name="P9"><text:span text:style-name="T14"><text:tab/>?,</text:span></text:p>
      <text:p text:style-name="P9"><text:span text:style-name="T14"><text:tab/>?,</text:span></text:p>
      <text:p text:style-name="P9"><text:span text:style-name="T14"><text:tab/>?,</text:span></text:p>
      <text:p text:style-name="P9"><text:span text:style-name="T14"><text:tab/>?</text:span></text:p>
      <text:p text:style-name="Code"><text:span text:style-name="T14">);</text:span></text:p>
      <text:p text:style-name="P1"/>
      <text:p text:style-name="Heading_20_2">Table GROUP_MEMBER</text:p>
      <text:p text:style-name="Code"><text:span text:style-name="T7">CREATE TABLE GROUP_MEMBER (</text:span></text:p>
      <text:p text:style-name="Code"><text:tab/>GROUP_EVENT_ID INTEGER NOT NULL,</text:p>
      <text:p text:style-name="Code"><text:tab/>MDN VARCHAR(128) NOT NULL,</text:p>
      <text:p text:style-name="Code"><text:tab/>MEMBER_STATUS VARCHAR(128) NOT NULL</text:p>
      <text:p text:style-name="Code">);</text:p>
      <text:p text:style-name="Code"/>
      <text:p text:style-name="Code">ALTER TABLE GROUP_MEMBER ADD PRIMARY KEY (GROUP_EVENT_ID, MDN);</text:p>
      <text:p text:style-name="Code"/>
      <text:p text:style-name="Code">ALTER TABLE GROUP_MEMBER ADD CONSTRAINT CST1_GROUP_MEMBER</text:p>
      <text:p text:style-name="Code">CHECK (MEMBER_STATUS IN ("MASTER", "INVITED", "ACCEPTED", "DECLINED"));</text:p>
      <text:p text:style-name="Code"/>
      <text:p text:style-name="Code">CREATE INDEX IDX1_GROUP ON GROUP(GROUP_ID);</text:p>
      <text:p text:style-name="Code"/>
      <text:p text:style-name="Code">CREATE SEQUENCE GROUP_PK_SEQ START WITH 1 MAXVALUE 100000000;</text:p>
      <text:p text:style-name="Code"/>
      <text:p text:style-name="Code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fo:color="#00000a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default-outline-level="" style:class="text">
      <style:paragraph-properties fo:margin-left="0in" fo:margin-right="0in" fo:margin-top="0.1665in" fo:margin-bottom="0.1665in" style:contextual-spacing="false" style:line-height-at-least="0.0693in" fo:text-indent="0in" style:auto-text-indent="false"/>
      <style:text-properties fo:font-size="18pt" fo:font-style="normal" fo:font-weight="bold" style:font-size-asian="18pt" style:font-style-asian="normal" style:font-weight-asian="bold"/>
    </style:style>
    <style:style style:name="Heading_20_2" style:display-name="Heading 2" style:family="paragraph" style:default-outline-level="" style:class="text">
      <style:paragraph-properties fo:margin-left="0in" fo:margin-right="0in" fo:margin-top="0.1563in" fo:margin-bottom="0.1563in" style:contextual-spacing="false" style:line-height-at-least="0.0693in" fo:text-indent="0in" style:auto-text-indent="false"/>
      <style:text-properties fo:font-size="14pt" fo:font-style="normal" fo:font-weight="bold" style:font-size-asian="14pt" style:font-style-asian="normal" style:font-weight-asian="bold"/>
    </style:style>
    <style:style style:name="Heading_20_3" style:display-name="Heading 3" style:family="paragraph" style:default-outline-level="" style:class="text">
      <style:paragraph-properties fo:margin-left="0in" fo:margin-right="0in" fo:margin-top="0.1665in" fo:margin-bottom="0.1665in" style:contextual-spacing="false" style:line-height-at-least="0.0693in" fo:text-indent="0in" style:auto-text-indent="false"/>
      <style:text-properties fo:font-size="12pt" fo:font-style="normal" fo:font-weight="bold" style:font-size-asian="12pt" style:font-style-asian="normal" style:font-weight-asian="bold"/>
    </style:style>
    <style:style style:name="Heading_20_4" style:display-name="Heading 4" style:family="paragraph" style:default-outline-level="" style:class="text">
      <style:paragraph-properties fo:margin-left="0in" fo:margin-right="0in" fo:margin-top="0.1772in" fo:margin-bottom="0.1772in" style:contextual-spacing="false" style:line-height-at-least="0.0693in" fo:text-indent="0in" style:auto-text-indent="false"/>
      <style:text-properties fo:font-style="normal" fo:font-weight="bold" style:font-style-asian="normal" style:font-weight-asian="bold"/>
    </style:style>
    <style:style style:name="Heading_20_5" style:display-name="Heading 5" style:family="paragraph" style:default-outline-level="" style:class="text">
      <style:paragraph-properties fo:margin-left="0in" fo:margin-right="0in" fo:margin-top="0.1772in" fo:margin-bottom="0.1772in" style:contextual-spacing="false" style:line-height-at-least="0.0693in" fo:text-indent="0in" style:auto-text-indent="false"/>
      <style:text-properties fo:font-size="8pt" fo:font-style="normal" fo:font-weight="bold" style:font-size-asian="8pt" style:font-style-asian="normal" style:font-weight-asian="bold"/>
    </style:style>
    <style:style style:name="Heading_20_6" style:display-name="Heading 6" style:family="paragraph" style:default-outline-level="" style:class="text">
      <style:paragraph-properties fo:margin-left="0in" fo:margin-right="0in" fo:margin-top="0.25in" fo:margin-bottom="0.25in" style:contextual-spacing="false" style:line-height-at-least="0.0693in" fo:text-indent="0in" style:auto-text-indent="false"/>
      <style:text-properties fo:font-size="8pt" fo:font-style="normal" fo:font-weight="bold" style:font-size-asian="8pt" style:font-style-asian="normal" style:font-weight-asian="bold"/>
    </style:style>
    <style:style style:name="normal" style:family="paragraph" style:default-outline-level="">
      <style:paragraph-properties fo:margin-left="0.0626in" fo:margin-right="0.0626in" fo:margin-top="0.0626in" fo:margin-bottom="0.0626in" style:contextual-spacing="false" style:line-height-at-least="0.0693in" fo:text-align="start" style:justify-single-word="false" fo:orphans="2" fo:widows="2" fo:hyphenation-ladder-count="no-limit" fo:text-indent="0in" style:auto-text-indent="false" style:writing-mode="lr-tb"/>
      <style:text-properties fo:color="#000000" style:font-name="Verdana" fo:font-size="10pt" fo:language="en" fo:country="US" style:font-name-asian="Verdana1" style:font-size-asian="10pt" style:language-asian="zh" style:country-asian="CN" style:font-name-complex="Verdana1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normal" style:default-outline-level="" style:class="chapter">
      <style:paragraph-properties fo:margin-top="0.3335in" fo:margin-bottom="0.0835in" style:contextual-spacing="false" style:line-height-at-least="0.0693in"/>
      <style:text-properties fo:font-size="36pt" fo:font-weight="bold" style:font-size-asian="36pt" style:font-weight-asian="bold"/>
    </style:style>
    <style:style style:name="Subtitle" style:family="paragraph" style:parent-style-name="normal" style:default-outline-level="" style:class="chapter">
      <style:paragraph-properties fo:margin-top="0.25in" fo:margin-bottom="0.0555in" style:contextual-spacing="false" style:line-height-at-least="0.0693in"/>
      <style:text-properties fo:color="#666666" style:font-name="Georgia" fo:font-size="24pt" fo:font-style="italic" style:font-name-asian="Georgia1" style:font-size-asian="24pt" style:font-style-asian="italic" style:font-name-complex="Georgia1"/>
    </style:style>
    <style:style style:name="Code" style:family="paragraph" style:parent-style-name="Text_20_body" style:default-outline-level="">
      <style:paragraph-properties fo:margin-top="0in" fo:margin-bottom="0in" style:contextual-spacing="false" fo:background-color="#ffffcc" fo:padding="0in" fo:border-left="none" fo:border-right="none" fo:border-top="0.26pt solid #000001" fo:border-bottom="0.26pt solid #000001">
        <style:background-image/>
      </style:paragraph-properties>
      <style:text-properties fo:color="#0000ff" style:font-name="Courier New" fo:background-color="#ffffff"/>
    </style:style>
    <style:style style:name="ListLabel_20_1" style:display-name="ListLabel 1" style:family="text">
      <style:text-properties fo:font-variant="normal" fo:text-transform="none" fo:color="#1f497d" style:text-line-through-style="none" style:text-position="0% 100%" fo:font-size="12pt" fo:font-style="normal" style:text-underline-style="none" fo:font-weight="normal" style:font-name-asian="Arial3" style:font-size-asian="12pt" style:font-style-asian="normal" style:font-weight-asian="normal" style:font-name-complex="Arial3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font-variant="normal" fo:text-transform="none" fo:color="#1f497d" style:text-line-through-style="none" style:text-position="0% 100%" fo:font-size="12pt" fo:font-style="normal" style:text-underline-style="none" fo:font-weight="normal" style:font-size-asian="12pt" style:font-style-asian="normal" style:font-weight-asian="normal" style:font-name-complex="Arial3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style:font-name="Arial2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style:font-name="Arial2"/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style:font-name="Arial2"/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style:font-name="Arial2"/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style:font-name="Arial2"/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style:font-name="Arial2"/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style:font-name="Arial2"/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style:font-name="Arial2"/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style:font-name="Aria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0</meta:editing-cycles>
    <dc:title>Hackathon.docx</dc:title>
    <meta:editing-duration>P0D</meta:editing-duration>
    <meta:generator>LibreOffice/4.0.3.3$MacOSX_x86 LibreOffice_project/0eaa50a932c8f2199a615e1eb30f7ac74279539</meta:generator>
    <dc:date>2013-07-11T15:13:59</dc:date>
    <meta:document-statistic meta:table-count="0" meta:image-count="0" meta:object-count="0" meta:page-count="5" meta:paragraph-count="120" meta:word-count="450" meta:character-count="3617" meta:non-whitespace-character-count="3204"/>
  </office:meta>
</office:document-meta>
</file>